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3" table:default-cell-style-name="Default"/>
        <table:table-row table:style-name="ro1"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210">
            <text:p>2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9]*1.5" office:value-type="float" office:value="31341.8333333333">
            <text:p>31341,833333333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formula="of:=([.A1]-[.$B$2])*([.A1]-[.$B$2])+[.$M$1]" office:value-type="float" office:value="65566.8333333333">
            <text:p>65566,8333333333</text:p>
          </table:table-cell>
          <table:table-cell table:formula="of:=([.B1]-[.$B$2])*([.B1]-[.$B$2])+[.$M$1]" office:value-type="float" office:value="69366.8333333333">
            <text:p>69366,8333333333</text:p>
          </table:table-cell>
          <table:table-cell table:formula="of:=([.C1]-[.$B$2])*([.C1]-[.$B$2])+[.$M$1]" office:value-type="float" office:value="53841.8333333333">
            <text:p>53841,8333333333</text:p>
          </table:table-cell>
          <table:table-cell/>
          <table:table-cell table:formula="of:=([.$I$1]/[.A5])*[.E1]" office:value-type="float" office:value="0">
            <text:p>0</text:p>
          </table:table-cell>
          <table:table-cell table:formula="of:=([.$I$1]/[.B5])*[.F1]" office:value-type="float" office:value="0">
            <text:p>0</text:p>
          </table:table-cell>
          <table:table-cell table:formula="of:=([.$I$1]/[.C5])*[.G1]" office:value-type="float" office:value="0.0000185729188270583">
            <text:p>1,85729188270583E-005</text:p>
          </table:table-cell>
          <table:table-cell table:number-columns-repeated="6"/>
        </table:table-row>
        <table:table-row table:style-name="ro1">
          <table:table-cell table:formula="of:=([.A2]-[.$B$2])*([.A2]-[.$B$2])+[.$M$1]" office:value-type="float" office:value="60241.8333333333">
            <text:p>60241,8333333333</text:p>
          </table:table-cell>
          <table:table-cell table:formula="of:=([.B2]-[.$B$2])*([.B2]-[.$B$2])+[.$M$1]" office:value-type="float" office:value="31341.8333333333">
            <text:p>31341,8333333333</text:p>
          </table:table-cell>
          <table:table-cell table:formula="of:=([.C2]-[.$B$2])*([.C2]-[.$B$2])+[.$M$1]" office:value-type="float" office:value="31342.8333333333">
            <text:p>31342,8333333333</text:p>
          </table:table-cell>
          <table:table-cell/>
          <table:table-cell table:formula="of:=([.$I$1]/[.A6])*[.E2]" office:value-type="float" office:value="0">
            <text:p>0</text:p>
          </table:table-cell>
          <table:table-cell table:formula="of:=([.$I$1]/[.B6])*[.F2]" office:value-type="float" office:value="0">
            <text:p>0</text:p>
          </table:table-cell>
          <table:table-cell table:formula="of:=([.$I$1]/[.C6])*[.G2]" office:value-type="float" office:value="0.0000319052202257826">
            <text:p>3,19052202257826E-005</text:p>
          </table:table-cell>
          <table:table-cell table:number-columns-repeated="6"/>
        </table:table-row>
        <table:table-row table:style-name="ro1">
          <table:table-cell table:formula="of:=([.A3]-[.$B$2])*([.A3]-[.$B$2])+[.$M$1]" office:value-type="float" office:value="67441.8333333333">
            <text:p>67441,8333333333</text:p>
          </table:table-cell>
          <table:table-cell table:formula="of:=([.B3]-[.$B$2])*([.B3]-[.$B$2])+[.$M$1]" office:value-type="float" office:value="60241.8333333333">
            <text:p>60241,8333333333</text:p>
          </table:table-cell>
          <table:table-cell table:formula="of:=([.C3]-[.$B$2])*([.C3]-[.$B$2])+[.$M$1]" office:value-type="float" office:value="31441.8333333333">
            <text:p>31441,8333333333</text:p>
          </table:table-cell>
          <table:table-cell/>
          <table:table-cell table:formula="of:=([.$I$1]/[.A7])*[.E3]" office:value-type="float" office:value="0">
            <text:p>0</text:p>
          </table:table-cell>
          <table:table-cell table:formula="of:=([.$I$1]/[.B7])*[.F3]" office:value-type="float" office:value="0">
            <text:p>0</text:p>
          </table:table-cell>
          <table:table-cell table:formula="of:=([.$I$1]/[.C7])*[.G3]" office:value-type="float" office:value="0.0000318047611727476">
            <text:p>3,18047611727476E-005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E5]+[.F5]+[.G5]+[.E6]+[.E7]+[.F7]+[.G7]+[.G6]" office:value-type="float" office:value="0.0000822829002255884">
            <text:p>8,22829002255884E-005</text:p>
          </table:table-cell>
          <table:table-cell table:formula="of:=([.$I$1]/[.A5])+([.$I$1]/[.B5])+([.$I$1]/[.C5])+([.$I$1]/[.A6])+([.$I$1]/[.A7])+([.$I$1]/[.B7])+([.$I$1]/[.C6])+([.$I$1]/[.C7])" office:value-type="float" office:value="0.000159977738157621">
            <text:p>0,0001599777</text:p>
          </table:table-cell>
          <table:table-cell table:number-columns-repeated="5"/>
        </table:table-row>
        <table:table-row table:style-name="ro1">
          <table:table-cell table:formula="of:=(([.A1]-[.B2])*([.A1]-[.B2])+([.B1]-[.B2])*([.B1]-[.B2])+([.C1]-[.B2])*([.C1]-[.B2])+([.A2]-[.B2])*([.A2]-[.B2])+([.B2]-[.B2])*([.B2]-[.B2])+([.C2]-[.B2])*([.C2]-[.B2])+([.A3]-[.B2])*([.A3]-[.B2])+([.B3]-[.B2])*([.B3]-[.B2])+([.C3]-[.B2])*([.D3]-[.B2]))/9" office:value-type="float" office:value="20894.5555555556">
            <text:p>20894,5555555556</text:p>
          </table:table-cell>
          <table:table-cell table:number-columns-repeated="5"/>
          <table:table-cell table:formula="of:=[.G8]/[.H8]" office:value-type="float" office:value="0.514339689841832">
            <text:p>0,5143396898</text:p>
          </table:table-cell>
          <table:table-cell table:number-columns-repeated="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11.07.2015</text:date>, <text:time>00:46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4:04:06.84</meta:creation-date>
    <dc:date>2015-07-11T00:46:48.03</dc:date>
    <meta:editing-duration>PT1H36M45S</meta:editing-duration>
    <meta:editing-cycles>1</meta:editing-cycles>
    <meta:document-statistic meta:table-count="3" meta:cell-count="44" meta:object-count="0"/>
    <meta:generator>OpenOffice/4.0.0$Win32 OpenOffice.org_project/400m3$Build-9702</meta:generator>
  </office:meta>
</office:document-meta>
</file>